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gconsolata" svg:font-family="Ligconsolata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font-style="italic" officeooo:rsid="001807d6" officeooo:paragraph-rsid="001807d6" style:font-style-asian="italic" style:font-style-complex="italic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text-properties officeooo:paragraph-rsid="001807d6"/>
    </style:style>
    <style:style style:name="P4" style:family="paragraph" style:parent-style-name="Standard">
      <style:text-properties style:font-name="Ligconsolata"/>
    </style:style>
    <style:style style:name="P5" style:family="paragraph" style:parent-style-name="Standard">
      <style:text-properties style:font-name="Ligconsolata" officeooo:paragraph-rsid="001807d6"/>
    </style:style>
    <style:style style:name="T1" style:family="text">
      <style:text-properties fo:font-size="18pt" fo:font-weight="bold" officeooo:rsid="001807d6" style:font-size-asian="18pt" style:font-weight-asian="bold" style:font-size-complex="18pt" style:font-weight-complex="bold"/>
    </style:style>
    <style:style style:name="T2" style:family="text">
      <style:text-properties style:font-name="Ligconsolat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AFBRAAK CHECKLIST 6urenloop</text:span></text:p>
      <text:h text:style-name="Heading_20_1" text:outline-level="1"># A</text:h>
      <text:p text:style-name="P4">-[ ] Gereedschapszak (zwart)</text:p>
      <text:p text:style-name="P4">-[ ] ifixit doos klein</text:p>
      <text:p text:style-name="P4">-[ ] stapelbak soldeergerief (minstens soldeerstation, soldeer, octopus)</text:p>
      <text:p text:style-name="P4">-[ ] stapelbak hotglue gun + hotglue + schuifmaat + heatshrink tube</text:p>
      <text:p text:style-name="P4">-[ ] stapelbak multimeters (x2)</text:p>
      <text:p text:style-name="P4">-[ ] striptang (JD, niet Zeus)</text:p>
      <text:p text:style-name="P4">-[ ] 2 x raspberry pi</text:p>
      <text:p text:style-name="P4">-[ ] Stapelbak koperdraad</text:p>
      <text:h text:style-name="Heading_20_1" text:outline-level="1"># B</text:h>
      <text:p text:style-name="P4">-[ ] ifixit doos groot</text:p>
      <text:p text:style-name="P4">-[ ] spanbandjes</text:p>
      <text:p text:style-name="P4">-[ ] tape: elektrische tape, gaffa (3 zwarte en een witte rol)</text:p>
      <text:p text:style-name="P4">-[ ] velcro spanbandjes</text:p>
      <text:p text:style-name="P4">-[ ] zeusstickers</text:p>
      <text:p text:style-name="P4">-[ ] lijm en secondelijm</text:p>
      <text:p text:style-name="P4">-[ ] 6 x 8-poort switch + netvoeding 12urenloop</text:p>
      <text:h text:style-name="Heading_20_1" text:outline-level="1"># BLAUWE DOOS</text:h>
      <text:p text:style-name="P4">-[ ] Extra mousse (batons)</text:p>
      <text:h text:style-name="Heading_20_1" text:outline-level="1"># C</text:h>
      <text:p text:style-name="P4">-[ ] 8 x Raspberry Pi in case</text:p>
      <text:p text:style-name="P4">-[ ] 10 x USB A naar USB C kabel</text:p>
      <text:p text:style-name="P4">-[ ] 10 x power converter voor USB (groen)</text:p>
      <text:p text:style-name="P4">-[ ] 10 x power converter voor switch (wit)</text:p>
      <text:p text:style-name="P4">-[ ] zakje barrel jack adaptors</text:p>
      <text:p text:style-name="P4">-[ ] zakje adaptors batterij reserve</text:p>
      <text:p text:style-name="P4">-[ ] 4 x reserve li-ion batterij in houder</text:p>
      <text:p text:style-name="P4">-[ ] 4 x reserve microcontroller</text:p>
      <text:h text:style-name="Heading_20_1" text:outline-level="1"># D</text:h>
      <text:p text:style-name="P4">-[ ] netwerktester</text:p>
      <text:p text:style-name="P4">-[ ] 4 x netwerk krimptang (1 van 12urenloop, 3 van zeus) + 1 x netwerk strippertool</text:p>
      <text:p text:style-name="P4">-[ ] 2 x 8-poort switch + netvoeding Zeus</text:p>
      <text:p text:style-name="P4">-[ ] Doos USB-kabels</text:p>
      <text:p text:style-name="P4">-[ ] Doos netwerkkopjes</text:p>
      <text:p text:style-name="P4">-[ ] eventrouter + powersupply + reserve powersupply</text:p>
      <text:p text:style-name="P4">-[ ] labovoeding</text:p>
      <text:p text:style-name="P4">-[ ] 4 x netvoeding naar USB + hele hoop USB micro kabels</text:p>
      <text:h text:style-name="Heading_20_1" text:outline-level="1" text:is-list-header="true"/>
      <text:h text:style-name="P2" text:outline-level="1"># E</text:h>
      <text:p text:style-name="P4">-[ ] netwerkzakje 12urenloop (kabeltester, crimptang, ...)</text:p>
      <text:p text:style-name="P4">-[ ] 3x autobatterij lader</text:p>
      <text:p text:style-name="P4">-[ ] 2 x DELL client (snowball, meeseeks, power supply, video adapter)</text:p>
      <text:p text:style-name="P4">-[ ] 2 x muis</text:p>
      <text:p text:style-name="P4">-[ ] 2 x toetsenbord</text:p>
      <text:p text:style-name="P4">-[ ] 2 x power voor scherm</text:p>
      <text:p text:style-name="P4">-[ ] 2 x extra toetsenbord</text:p>
      <text:p text:style-name="P4">-[ ] Printer</text:p>
      <text:p text:style-name="P4">-[ ] Labelprinter</text:p>
      <text:p text:style-name="P4">-[ ] Papier</text:p>
      <text:p text:style-name="P4">-[ ] 2 x alcoholstift</text:p>
      <text:p text:style-name="P4">-[ ] usbsticks</text:p>
      <text:p text:style-name="P4"/>
      <text:h text:style-name="Heading_20_1" text:outline-level="1"># G</text:h>
      <text:p text:style-name="P4">-[ ] Doos baton binnenkanten</text:p>
      <text:p text:style-name="P4">-[ ] baton</text:p>
      <text:p text:style-name="P4">-[ ] groene li-ion batterij</text:p>
      <text:p text:style-name="P4">-[ ] microcontroller</text:p>
      <text:p text:style-name="P4">-[ ] mousse</text:p>
      <text:p text:style-name="P4"/>
      <text:h text:style-name="Heading_20_1" text:outline-level="1"># GROTE ZEUS WPI BAK</text:h>
      <text:p text:style-name="P4">-[ ] poncho's</text:p>
      <text:p text:style-name="P4">-[ ] dekentjes</text:p>
      <text:p text:style-name="P4">-[ ] vuilzakken</text:p>
      <text:p text:style-name="P4">-[ ] elektrisch kacheltje Jasper</text:p>
      <text:p text:style-name="P4"/>
      <text:h text:style-name="Heading_20_1" text:outline-level="1"># H</text:h>
      <text:p text:style-name="P4">-[ ] dremel (JD, niet Zeus)</text:p>
      <text:p text:style-name="P4">-[ ] schaar</text:p>
      <text:p text:style-name="P4">-[ ] 8 x netvoeding voor raspberry pi's</text:p>
      <text:p text:style-name="P4">-[ ] grote switch x 1</text:p>
      <text:p text:style-name="P4">-[ ] doos batterijen</text:p>
      <text:p text:style-name="P4">-[ ] Doos data adapters</text:p>
      <text:p text:style-name="P4"/>
      <text:h text:style-name="Heading_20_1" text:outline-level="1"># LOS</text:h>
      <text:p text:style-name="P4">-[ ] 10 x autobatterij (5 nieuw, 5 oud)</text:p>
      <text:p text:style-name="P4">-[ ] 9 x bak voor station + deksels</text:p>
      <text:p text:style-name="P4">-[ ] 2 x scherm met HDMI</text:p>
      <text:p text:style-name="P4">-[ ] 1 x extra scherm (voeding zit in doos E)</text:p>
      <text:p text:style-name="P4">-[ ] Doos video-kabels</text:p>
      <text:p text:style-name="P4">-[ ] iPad</text:p>
      <text:p text:style-name="P4">-[ ] tablet iwijn (wordt ter plaatse gegeven)</text:p>
      <text:p text:style-name="P4">-[ ] Flightcase (router, UPS, switch, schuif)</text:p>
      <text:p text:style-name="P4">-[ ] Netwerkkabel (oude kabel en nieuwe kabel)</text:p>
      <text:h text:style-name="P3" text:outline-level="1"><text:soft-page-break/># LOS</text:h>
      <text:p text:style-name="P4">-[ ] kartonnen doos kleine ethernetkabels</text:p>
      <text:p text:style-name="P4">-[ ] tadaam</text:p>
      <text:p text:style-name="P4">-[ ] Doos verdeelstekkers + verlengkabel</text:p>
      <text:p text:style-name="Standard"><text:span text:style-name="T2">-[ ] doos IEC poweradapter</text:span></text:p>
      <text:p text:style-name="P4">-[ ] zeusbanner</text:p>
      <text:p text:style-name="P4">-[ ] 4 walkies DSA</text:p>
      <text:p text:style-name="P4">-[ ] bak mate zero min 1 flesje</text:p>
      <text:p text:style-name="P4">-[ ] bak mate min 1 flesje</text:p>
      <text:p text:style-name="P4"/>
      <text:h text:style-name="Heading_20_1" text:outline-level="1"># TELDOOS</text:h>
      <text:p text:style-name="P4">-[ ] Doos batonsstokk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gconsolata" svg:font-family="Ligconsolata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style:font-name="Ligconsolata" fo:font-family="Ligconsolata" style:font-pitch="fixed"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fo:font-style="italic" officeooo:rsid="001807d6" officeooo:paragraph-rsid="001807d6" style:font-style-asian="italic" style:font-style-complex="italic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AFBRAAK CHECKLIS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20:33:49.080415819</meta:creation-date>
    <dc:date>2023-03-07T20:37:47.754439152</dc:date>
    <meta:editing-duration>PT3M59S</meta:editing-duration>
    <meta:editing-cycles>1</meta:editing-cycles>
    <meta:document-statistic meta:table-count="0" meta:image-count="0" meta:object-count="0" meta:page-count="3" meta:paragraph-count="91" meta:word-count="496" meta:character-count="2416" meta:non-whitespace-character-count="2011"/>
    <meta:generator>LibreOffice/7.5.0.3$Linux_X86_64 LibreOffice_project/50$Build-3</meta:generator>
  </office:meta>
</office:document-meta>
</file>